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302" officeooo:paragraph-rsid="0009e302"/>
    </style:style>
    <style:style style:name="P2" style:family="paragraph" style:parent-style-name="Standard">
      <style:text-properties officeooo:rsid="000b8642" officeooo:paragraph-rsid="000b8642"/>
    </style:style>
    <style:style style:name="P3" style:family="paragraph" style:parent-style-name="Standard">
      <style:text-properties officeooo:rsid="000bcbb6" officeooo:paragraph-rsid="000bcbb6"/>
    </style:style>
    <style:style style:name="P4" style:family="paragraph" style:parent-style-name="Standard">
      <style:text-properties officeooo:rsid="000cc261" officeooo:paragraph-rsid="000cc261"/>
    </style:style>
    <style:style style:name="P5" style:family="paragraph" style:parent-style-name="Standard">
      <style:text-properties officeooo:rsid="000e1901" officeooo:paragraph-rsid="000e19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ail Communication:</text:p>
      <text:p text:style-name="P1"/>
      <text:p text:style-name="P2">private String connectionString;</text:p>
      <text:p text:style-name="P2"/>
      <text:p text:style-name="P2">private String fromAddress;</text:p>
      <text:p text:style-name="P2"/>
      <text:p text:style-name="P2">final EmailClient emailClient = new EmailClientBuilder().connectionString(connectionString).buildClient();</text:p>
      <text:p text:style-name="P2"/>
      <text:p text:style-name="P2">final EmailMessage message = new EmailMessage().setSenderAddress(fromAddress)</text:p>
      <text:p text:style-name="P2"><text:s text:c="22"/>.setToRecipients(destination).setSubject(subject).setBodyHtml(emailBody);</text:p>
      <text:p text:style-name="P2"/>
      <text:p text:style-name="P2">emailClient.beginSend(message, null);</text:p>
      <text:p text:style-name="P2"/>
      <text:p text:style-name="P3">ItemplateEngine templateEngine;</text:p>
      <text:p text:style-name="P3"/>
      <text:p text:style-name="P3">templateEngine.process(“path_to_email_html”, getEmailContext(emailDto));</text:p>
      <text:p text:style-name="P3"/>
      <text:p text:style-name="P3">Context getEmailContext(emailDto){</text:p>
      <text:p text:style-name="P3"><text:s text:c="3"/>Locale locale = emailDto.getLocale();</text:p>
      <text:p text:style-name="P3">Context ctx = new Context(locale); //thymeleaf</text:p>
      <text:p text:style-name="P4">context.setVariable(“model”,emailDto);</text:p>
      <text:p text:style-name="P4">return context;</text:p>
      <text:p text:style-name="P3">}</text:p>
      <text:p text:style-name="P3"/>
      <text:p text:style-name="P5">model in html will be replaced with emailDto context setvari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9:33:21.131688080</meta:creation-date>
    <dc:date>2024-11-24T19:52:58.382488215</dc:date>
    <meta:editing-duration>PT19M3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53" meta:character-count="736" meta:non-whitespace-character-count="674"/>
  </office:meta>
</office:document-meta>
</file>